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osowanie pętli w programowaniu przynosi programiście kilka istotnych korzyści. Po pierwsze, umożliwiają one wykonywanie powtarzalnych operacji na danych, co pozwala zaoszczędzić czas i wysiłek. Ponadto, pętle pozwalają na bardziej czytelny i zwięzły kod, eliminując potrzebę wielokrotnego powtarzania tych samych instrukcji. Dzięki nim można również łatwo manipulować i przetwarzać zbiory danych, co jest szczególnie przydatne w analizie dużej ilości informacji. Wreszcie, pętle pozwalają na dynamiczne dostosowanie działania programu w zależności od zmieniających się warunków, co sprawia, że kod staje się bardziej elastyczny i reaktywn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3:52:55.552000000</meta:creation-date>
    <dc:date>2023-11-09T13:53:38.520000000</dc:date>
    <meta:editing-duration>PT47S</meta:editing-duration>
    <meta:editing-cycles>1</meta:editing-cycles>
    <meta:document-statistic meta:table-count="0" meta:image-count="0" meta:object-count="0" meta:page-count="1" meta:paragraph-count="1" meta:word-count="83" meta:character-count="642" meta:non-whitespace-character-count="560"/>
    <meta:generator>LibreOffice/7.6.0.3$Windows_X86_64 LibreOffice_project/69edd8b8ebc41d00b4de3915dc82f8f0fc3b6265</meta:generator>
  </office:meta>
</office:document-meta>
</file>